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791cm" style:rel-column-width="26180*"/>
    </style:style>
    <style:style style:name="Table1.B" style:family="table-column">
      <style:table-column-properties style:column-width="10.209cm" style:rel-column-width="39355*"/>
    </style:style>
    <style:style style:name="Table1.A1" style:family="table-cell">
      <style:table-cell-properties style:vertical-align="middle" fo:padding-left="0.21cm" fo:padding-right="0.21cm" fo:padding-top="0.049cm" fo:padding-bottom="0.049cm" fo:border-left="0.05pt solid #000000" fo:border-right="none" fo:border-top="0.05pt solid #000000" fo:border-bottom="0.05pt solid #000000"/>
    </style:style>
    <style:style style:name="Table1.B1" style:family="table-cell">
      <style:table-cell-properties style:vertical-align="middle" fo:padding-left="0.21cm" fo:padding-right="0.21cm" fo:padding-top="0.049cm" fo:padding-bottom="0.049cm" fo:border="0.05pt solid #000000"/>
    </style:style>
    <style:style style:name="Table1.A2" style:family="table-cell">
      <style:table-cell-properties style:vertical-align="middle" fo:padding-left="0.21cm" fo:padding-right="0.21cm" fo:padding-top="0.049cm" fo:padding-bottom="0.049cm" fo:border-left="0.05pt solid #000000" fo:border-right="none" fo:border-top="none" fo:border-bottom="0.05pt solid #000000"/>
    </style:style>
    <style:style style:name="Table1.B2" style:family="table-cell">
      <style:table-cell-properties style:vertical-align="middle" fo:padding-left="0.21cm" fo:padding-right="0.21cm" fo:padding-top="0.049cm" fo:padding-bottom="0.049cm" fo:border-left="0.05pt solid #000000" fo:border-right="0.05pt solid #000000" fo:border-top="none" fo:border-bottom="0.05pt solid #000000"/>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style>
    <style:style style:name="P2"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4"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5" style:family="paragraph" style:parent-style-name="Standard">
      <style:text-properties officeooo:rsid="0012e774" officeooo:paragraph-rsid="0012e774"/>
    </style:style>
    <style:style style:name="P6" style:family="paragraph" style:parent-style-name="Standard">
      <style:text-properties officeooo:rsid="0012e774" officeooo:paragraph-rsid="001474a8"/>
    </style:style>
    <style:style style:name="P7" style:family="paragraph" style:parent-style-name="Standard">
      <style:text-properties officeooo:rsid="001474a8" officeooo:paragraph-rsid="001474a8"/>
    </style:style>
    <style:style style:name="P8" style:family="paragraph" style:parent-style-name="Standard">
      <style:paragraph-properties fo:text-align="start" style:justify-single-word="false"/>
      <style:text-properties fo:font-size="12pt" officeooo:rsid="0012e774" officeooo:paragraph-rsid="001474a8" style:font-size-asian="10.5pt" style:font-size-complex="12pt"/>
    </style:style>
    <style:style style:name="P9" style:family="paragraph" style:parent-style-name="Standard">
      <style:text-properties officeooo:rsid="0014a5da" officeooo:paragraph-rsid="0014a5da"/>
    </style:style>
    <style:style style:name="P10" style:family="paragraph" style:parent-style-name="Standard">
      <style:text-properties officeooo:rsid="0014b513" officeooo:paragraph-rsid="0014b513"/>
    </style:style>
    <style:style style:name="P11" style:family="paragraph" style:parent-style-name="Standard">
      <style:text-properties officeooo:rsid="00169b36" officeooo:paragraph-rsid="00169b36"/>
    </style:style>
    <style:style style:name="P12" style:family="paragraph" style:parent-style-name="Standard">
      <style:text-properties officeooo:rsid="001a3937" officeooo:paragraph-rsid="00169b36"/>
    </style:style>
    <style:style style:name="P13" style:family="paragraph" style:parent-style-name="Standard">
      <style:text-properties officeooo:rsid="001a3937" officeooo:paragraph-rsid="001a3937"/>
    </style:style>
    <style:style style:name="P14" style:family="paragraph" style:parent-style-name="Standard">
      <style:text-properties officeooo:rsid="001a3937" officeooo:paragraph-rsid="0012e774"/>
    </style:style>
    <style:style style:name="P15" style:family="paragraph" style:parent-style-name="Standard">
      <style:text-properties officeooo:rsid="001a3937" officeooo:paragraph-rsid="001474a8"/>
    </style:style>
    <style:style style:name="P16" style:family="paragraph" style:parent-style-name="Standard">
      <style:text-properties officeooo:rsid="001b3c1a" officeooo:paragraph-rsid="001b3c1a"/>
    </style:style>
    <style:style style:name="P17" style:family="paragraph" style:parent-style-name="Standard">
      <style:text-properties officeooo:rsid="001cc430" officeooo:paragraph-rsid="001cc430"/>
    </style:style>
    <style:style style:name="T1" style:family="text">
      <style:text-properties officeooo:rsid="00128529"/>
    </style:style>
    <style:style style:name="T2" style:family="text">
      <style:text-properties style:text-position="super 58%"/>
    </style:style>
    <style:style style:name="T3" style:family="text">
      <style:text-properties officeooo:rsid="001474a8"/>
    </style:style>
    <style:style style:name="T4" style:family="text">
      <style:text-properties officeooo:rsid="0014b513"/>
    </style:style>
    <style:style style:name="T5" style:family="text">
      <style:text-properties officeooo:rsid="001a3937"/>
    </style:style>
    <style:style style:name="T6" style:family="text">
      <style:text-properties officeooo:rsid="001b9249"/>
    </style:style>
    <style:style style:name="T7" style:family="text">
      <style:text-properties officeooo:rsid="001dbd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ar <text:span text:style-name="T4">Team</text:span> 6,</text:p>
      <text:p text:style-name="P9"/>
      <text:p text:style-name="P6"/>
      <text:p text:style-name="P6">On the 8<text:span text:style-name="T2">th</text:span> of September 2015, Team 6 presented a demonstration of their stories completed <text:span text:style-name="T3">thus far. Team 6 are developing the property management project. This letter will provide constructive feedback in regards to the quality of the user experience demonstrated in the current system and on the technical work completed. The details of the critiquing team, Team 5, are listed in the table below.</text:span></text:p>
      <text:p text:style-name="P8"/>
      <table:table table:name="Table1" table:style-name="Table1">
        <table:table-column table:style-name="Table1.A"/>
        <table:table-column table:style-name="Table1.B"/>
        <table:table-row>
          <table:table-cell table:style-name="Table1.A1" office:value-type="string">
            <text:p text:style-name="P4">Student Number</text:p>
          </table:table-cell>
          <table:table-cell table:style-name="Table1.B1" office:value-type="string">
            <text:p text:style-name="P3">Team Member Name</text:p>
          </table:table-cell>
        </table:table-row>
        <table:table-row>
          <table:table-cell table:style-name="Table1.A2" office:value-type="string">
            <text:p text:style-name="P2">08608369</text:p>
          </table:table-cell>
          <table:table-cell table:style-name="Table1.B2" office:value-type="string">
            <text:p text:style-name="P1">Kirwan Elmsly</text:p>
          </table:table-cell>
        </table:table-row>
        <table:table-row>
          <table:table-cell table:style-name="Table1.A2" office:value-type="string">
            <text:p text:style-name="P2">09378880</text:p>
          </table:table-cell>
          <table:table-cell table:style-name="Table1.B2" office:value-type="string">
            <text:p text:style-name="P1">Jai Spicer</text:p>
          </table:table-cell>
        </table:table-row>
        <table:table-row>
          <table:table-cell table:style-name="Table1.A2" office:value-type="string">
            <text:p text:style-name="P2">07004249</text:p>
          </table:table-cell>
          <table:table-cell table:style-name="Table1.B2" office:value-type="string">
            <text:p text:style-name="P1">Luke Kane </text:p>
          </table:table-cell>
        </table:table-row>
        <table:table-row>
          <table:table-cell table:style-name="Table1.A2" office:value-type="string">
            <text:p text:style-name="P2">08653097</text:p>
          </table:table-cell>
          <table:table-cell table:style-name="Table1.B2" office:value-type="string">
            <text:p text:style-name="P1">Ibrahim Alharbi</text:p>
          </table:table-cell>
        </table:table-row>
        <table:table-row>
          <table:table-cell table:style-name="Table1.A2" office:value-type="string">
            <text:p text:style-name="P2">09298754</text:p>
          </table:table-cell>
          <table:table-cell table:style-name="Table1.B2" office:value-type="string">
            <text:p text:style-name="P1">Zhentian Liu</text:p>
          </table:table-cell>
        </table:table-row>
        <table:table-row>
          <table:table-cell table:style-name="Table1.A2" office:value-type="string">
            <text:p text:style-name="P2">09698690</text:p>
          </table:table-cell>
          <table:table-cell table:style-name="Table1.B2" office:value-type="string">
            <text:p text:style-name="P1">Chaosheng Jiang</text:p>
          </table:table-cell>
        </table:table-row>
      </table:table>
      <text:p text:style-name="Standard"/>
      <text:p text:style-name="P13"/>
      <text:p text:style-name="P7">Team 6 had a working product to display. They had successfully demonstrated a working home page, property search function, login and property listings. </text:p>
      <text:p text:style-name="P15"/>
      <text:p text:style-name="P11">Team 6 <text:span text:style-name="T5">successfully</text:span> delivered the user stories agreed to from the sprint plan. <text:span text:style-name="T5">The product so far delivers some business value. The customer is able to search properties, create an account and view contact information.</text:span></text:p>
      <text:p text:style-name="P12"/>
      <text:p text:style-name="P13">The technical level of the presentation was delivered at a high level, effectively displaying the high level workings of the system. Which was appropriate technical level for the stakeholders. Team 6 is developing their system using a three-tier architecture which is appropriate for the system being delivered. They were not able to articulate their rationale for choosing a three-tier architecture. Team 6 did not encounter any technical difficulties during the presentation and we didn't find any technical defects during an examination of the system. </text:p>
      <text:p text:style-name="P14"/>
      <text:p text:style-name="P16">Team 6 showcased their product in a clear and coherent manner, displaying all the functionality of the system effectively. However, the presentation seemed like it had not been prepared beforehand and was delivered ad hoc. <text:span text:style-name="T6">The presenter was confident in his delivery and answered questions regarding hosting and passwords effectively. All Team 6 members seem to have been involved in the project.</text:span></text:p>
      <text:p text:style-name="P13"/>
      <text:p text:style-name="P17">Team 6 effectively demonstrated various aspects of their system. However, they would benefit from preparing their presentation in advance <text:span text:style-name="T7">in the future</text:span>. </text:p>
      <text:p text:style-name="P5"/>
      <text:p text:style-name="P10">Sincerely, </text:p>
      <text:p text:style-name="P10"/>
      <text:p text:style-name="P10"/>
      <text:p text:style-name="P10"/>
      <text:p text:style-name="P10"><text:span text:style-name="T7">Members of </text:span>Team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85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Peer Review Report</text:span><text:tab/><text:tab/><text:span text:style-name="MT1">Team 5</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09:49:02.227329675</meta:creation-date>
    <dc:date>2015-09-11T15:48:05.868576008</dc:date>
    <meta:editing-duration>PT1H8M42S</meta:editing-duration>
    <meta:editing-cycles>12</meta:editing-cycles>
    <meta:generator>LibreOffice/4.2.8.2$Linux_X86_64 LibreOffice_project/420m0$Build-2</meta:generator>
    <meta:document-statistic meta:table-count="1" meta:image-count="0" meta:object-count="0" meta:page-count="1" meta:paragraph-count="25" meta:word-count="328" meta:character-count="2093" meta:non-whitespace-character-count="1782"/>
  </office:meta>
</office:document-meta>
</file>